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04cm" svg:height="0.786cm" draw:transform="skewX (-0.000174532925199436) rotate (-1.55299396842455) translate (4.6606536771499cm 3.3219848091064cm)" svg:viewBox="0 0 4505 787" svg:d="M109 705c342 31 1224 71 1944 81 719 7 2046-32 2419-37 128 2-143-702-259-707-335-26-1058 103-1895 113s-1898-81-2253-155c-121-16-53 694 44 705z">
          <text:p/>
        </draw:path>
        <draw:path draw:style-name="gr1" draw:text-style-name="P1" draw:layer="layout" svg:width="0.902cm" svg:height="0.661cm" draw:transform="rotate (-2.15687788961459) translate (4.785624478732cm 3.36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185) rotate (-2.1556561591382) translate (4.8216403326167cm 7.49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4.504cm" svg:height="0.786cm" draw:transform="skewX (-0.000174532925199434) rotate (-1.55299396842455) translate (6.0566536771499cm 3.2239848091064cm)" svg:viewBox="0 0 4505 787" svg:d="M109 705c342 31 1224 71 1944 81 719 7 2046-32 2419-37 128 2-143-702-259-707-335-26-1058 103-1895 113s-1898-81-2253-155c-121-16-53 694 44 705z">
          <text:p/>
        </draw:path>
        <draw:path draw:style-name="gr1" draw:text-style-name="P1" draw:layer="layout" svg:width="0.902cm" svg:height="0.661cm" draw:transform="rotate (-2.15687788961459) translate (6.181624478732cm 3.263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6.2176403326167cm 7.394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0T09:08:41.688000000</dc:date>
    <meta:editing-duration>PT3M5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